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25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/>
          <table:table-cell office:value-type="string" calcext:value-type="string">
            <text:p>SVC default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9627403846154" calcext:value-type="float">
            <text:p>0.82962740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6 <text:s text:c="5"/>0.85 <text:s text:c="5"/>0.85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79 <text:s text:c="5"/>0.80 <text:s text:c="5"/>0.80 <text:s text:c="5"/>1388 <text:s/>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76 <text:s text:c="5"/>0.83 <text:s text:c="5"/>0.79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73 <text:s text:c="5"/>0.64 <text:s text:c="5"/>0.68 <text:s text:c="5"/>1388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6622596153846" calcext:value-type="float">
            <text:p>0.82662259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5 <text:s text:c="5"/>0.85 <text:s text:c="5"/>0.85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79 <text:s text:c="5"/>0.79 <text:s text:c="5"/>0.79 <text:s text:c="5"/>1388 <text:s text:c="2"/>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30829326923077" calcext:value-type="float">
            <text:p>0.83082932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6 <text:s text:c="5"/>0.85 <text:s text:c="5"/>0.85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79 <text:s text:c="5"/>0.81 <text:s text:c="5"/>0.80 <text:s text:c="5"/>1388 <text:s/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svc balanced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5390625" calcext:value-type="float">
            <text:p>0.753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1 <text:s text:c="5"/>0.76 <text:s text:c="5"/>0.78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69 <text:s text:c="5"/>0.74 <text:s text:c="5"/>0.72 <text:s text:c="5"/>1388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13100961538462" calcext:value-type="float">
            <text:p>0.8131009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9 <text:s text:c="5"/>0.78 <text:s text:c="5"/>0.83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74 <text:s text:c="5"/>0.86 <text:s text:c="5"/>0.79 <text:s text:c="5"/>1388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3918269230769" calcext:value-type="float">
            <text:p>0.8239182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9 <text:s text:c="5"/>0.80 <text:s text:c="5"/>0.84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75 <text:s text:c="5"/>0.86 <text:s text:c="5"/>0.80 <text:s text:c="5"/>1388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9627403846154" calcext:value-type="float">
            <text:p>0.82962740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9 <text:s text:c="5"/>0.81 <text:s text:c="5"/>0.85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76 <text:s text:c="5"/>0.86 <text:s text:c="5"/>0.81 <text:s text:c="5"/>1388 <text:s text:c="2"/>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string" calcext:value-type="string">
            <text:p>svc balanced – lowest sy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25661057692308" calcext:value-type="float">
            <text:p>0.72566105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77 <text:s text:c="5"/>0.75 <text:s text:c="5"/>0.76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67 <text:s text:c="5"/>0.69 <text:s text:c="5"/>0.68 <text:s text:c="5"/>1388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62620192307692" calcext:value-type="float">
            <text:p>0.7626201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2 <text:s text:c="5"/>0.76 <text:s text:c="5"/>0.79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69 <text:s text:c="5"/>0.77 <text:s text:c="5"/>0.73 <text:s text:c="5"/>1388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8725961538462" calcext:value-type="float">
            <text:p>0.8287259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8 <text:s text:c="5"/>0.81 <text:s text:c="5"/>0.85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76 <text:s text:c="5"/>0.85 <text:s text:c="5"/>0.81 <text:s text:c="5"/>1388 <text:s text:c="2"/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yn – all words in phras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30228365384615" calcext:value-type="float">
            <text:p>0.83022836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0 <text:s text:c="7"/>0.88 <text:s text:c="5"/>0.82 <text:s text:c="5"/>0.85 <text:s text:c="5"/>1940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 <text:s text:c="7"/>0.77 <text:s text:c="5"/>0.85 <text:s text:c="5"/>0.81 <text:s text:c="5"/>1388 <text:s text:c="2"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7:28:58.455603886</meta:creation-date>
    <dc:date>2018-05-13T12:22:55.563187864</dc:date>
    <meta:editing-duration>PT18H3M25S</meta:editing-duration>
    <meta:editing-cycles>5</meta:editing-cycles>
    <meta:generator>LibreOffice/5.4.5.1$Linux_X86_64 LibreOffice_project/40m0$Build-1</meta:generator>
    <meta:document-statistic meta:table-count="1" meta:cell-count="202" meta:object-count="0"/>
  </office:meta>
</office:document-meta>
</file>